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19in"/>
    </style:style>
    <style:style style:name="co3" style:family="table-column">
      <style:table-column-properties fo:break-before="auto" style:column-width="3.6165in"/>
    </style:style>
    <style:style style:name="co4" style:family="table-column">
      <style:table-column-properties fo:break-before="auto" style:column-width="5.2799in"/>
    </style:style>
    <style:style style:name="co5" style:family="table-column">
      <style:table-column-properties fo:break-before="auto" style:column-width="3.3354in"/>
    </style:style>
    <style:style style:name="co6" style:family="table-column">
      <style:table-column-properties fo:break-before="auto" style:column-width="2.7091in"/>
    </style:style>
    <style:style style:name="co7" style:family="table-column">
      <style:table-column-properties fo:break-before="auto" style:column-width="2.3335in"/>
    </style:style>
    <style:style style:name="co8" style:family="table-column">
      <style:table-column-properties fo:break-before="auto" style:column-width="4.4402in"/>
    </style:style>
    <style:style style:name="co9" style:family="table-column">
      <style:table-column-properties fo:break-before="auto" style:column-width="3.6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56in" fo:break-before="auto" style:use-optimal-row-height="false"/>
    </style:style>
    <style:style style:name="ro3" style:family="table-row">
      <style:table-row-properties style:row-height="1.3252in" fo:break-before="auto" style:use-optimal-row-height="false"/>
    </style:style>
    <style:style style:name="ro4" style:family="table-row">
      <style:table-row-properties style:row-height="1.0618in" fo:break-before="auto" style:use-optimal-row-height="false"/>
    </style:style>
    <style:style style:name="ro5" style:family="table-row">
      <style:table-row-properties style:row-height="0.9839in" fo:break-before="auto" style:use-optimal-row-height="false"/>
    </style:style>
    <style:style style:name="ro6" style:family="table-row">
      <style:table-row-properties style:row-height="0.8291in" fo:break-before="auto" style:use-optimal-row-height="false"/>
    </style:style>
    <style:style style:name="ro7" style:family="table-row">
      <style:table-row-properties style:row-height="0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.139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139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139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start" fo:margin-left="0.139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2" table:default-cell-style-name="ce1"/>
        <table:table-column table:style-name="co1" table:number-columns-repeated="3" table:default-cell-style-name="ce10"/>
        <table:table-row table:style-name="ro1" table:number-rows-repeated="7">
          <table:table-cell table:number-columns-repeated="1024"/>
        </table:table-row>
        <table:table-row table:style-name="ro2">
          <table:table-cell table:style-name="ce2"/>
          <table:table-cell table:style-name="ce3" office:value-type="string" calcext:value-type="string">
            <text:p>SL no.</text:p>
          </table:table-cell>
          <table:table-cell table:style-name="ce3" office:value-type="string" calcext:value-type="string">
            <text:p>Technology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Limitations</text:p>
          </table:table-cell>
          <table:table-cell table:style-name="ce3" office:value-type="string" calcext:value-type="string">
            <text:p>Technologie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Hardware</text:p>
          </table:table-cell>
          <table:table-cell table:style-name="ce2" table:number-columns-repeated="1013"/>
          <table:table-cell table:number-columns-repeated="2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imultaneous Localization and Mapping (SLAM)</text:p>
          </table:table-cell>
          <table:table-cell table:style-name="ce7" office:value-type="string" calcext:value-type="string">
            <text:p>SLAM is a technique that enables a robot to create a <text:span text:style-name="T1">map of its environment while simultaneously determining its own position </text:span>within that environment.</text:p>
          </table:table-cell>
          <table:table-cell table:style-name="ce7" office:value-type="string" calcext:value-type="string">
            <text:p>SLAM is widely used in<text:span text:style-name="T1"> autonomous vehicles, drones, and mobile robots</text:span>.</text:p>
          </table:table-cell>
          <table:table-cell table:style-name="ce4"/>
          <table:table-cell table:style-name="ce7" office:value-type="string" calcext:value-type="string">
            <text:p>Visual SLAM using <text:span text:style-name="T1">cameras, LiDAR- based SLAM, and hybrid sensor </text:span>configurations.</text:p>
          </table:table-cell>
          <table:table-cell table:style-name="ce8" office:value-type="string" calcext:value-type="string">
            <text:p>SLAM Algorithms:<text:span text:style-name="T2"> Software libraries or algorithms for Simultaneous Localization and Mapping. Examples include </text:span><text:span text:style-name="T1">Google Cartographer, ORB-SLAM, and hector_slam.</text:span></text:p>
            <text:p/>
            <text:p><text:span text:style-name="T1">ROS (Robot Operating System):</text:span><text:span text:style-name="T2"> Often used as a framework for developing and integrating different components.</text:span></text:p>
          </table:table-cell>
          <table:table-cell table:style-name="ce7" office:value-type="string" calcext:value-type="string">
            <text:p><text:span text:style-name="T1">Cameras or LiDAR Sensors:</text:span><text:span text:style-name="T4"> To capture visual or depth information for mapping and localization.</text:span></text:p>
            <text:p/>
            <text:p><text:span text:style-name="T1">IMU ( Inertial Measurement Unit ):</text:span><text:span text:style-name="T4"> Provides information about acceleration and angular velocity.</text:span>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Inertial Measurement Unit (IMU)</text:p>
          </table:table-cell>
          <table:table-cell table:style-name="ce7" office:value-type="string" calcext:value-type="string">
            <text:p>IMUs measure accelerations and angular velocities to estimate changes in position and orientation.</text:p>
          </table:table-cell>
          <table:table-cell table:style-name="ce7" office:value-type="string" calcext:value-type="string">
            <text:p>Used in combination with other sensors for localization and navigation.</text:p>
          </table:table-cell>
          <table:table-cell table:style-name="ce7" office:value-type="string" calcext:value-type="string">
            <text:p>Accumulates errors over time and requires frequent calibration</text:p>
          </table:table-cell>
          <table:table-cell table:style-name="ce4"/>
          <table:table-cell table:style-name="ce4" office:value-type="string" calcext:value-type="string">
            <text:p><text:span text:style-name="T1">Sensor Fusion Algorithms:</text:span> Combine IMU data with other sensor data (e.g., <text:span text:style-name="T1">magnetometer</text:span>, <text:span text:style-name="T1">GPS</text:span>) using algorithms like <text:span text:style-name="T1">Kalman filters</text:span>.</text:p>
            <text:p/>
            <text:p><text:span text:style-name="T1">Calibration Software:</text:span> Ensures accurate sensor readings.</text:p>
          </table:table-cell>
          <table:table-cell table:style-name="ce4" office:value-type="string" calcext:value-type="string">
            <text:p><text:span text:style-name="T1">IMU Sensors:</text:span> <text:span text:style-name="T1">Accelerometers and gyroscopes</text:span> to measure acceleration and angular velocity.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omputer Vision</text:p>
          </table:table-cell>
          <table:table-cell table:style-name="ce7" office:value-type="string" calcext:value-type="string">
            <text:p>Cameras and computer vision algorithms enable robots to interpret visual information from the environment.</text:p>
          </table:table-cell>
          <table:table-cell table:style-name="ce7" office:value-type="string" calcext:value-type="string">
            <text:p>Object recognition, obstacle avoidance, and navigation in environments with distinct visual features.</text:p>
          </table:table-cell>
          <table:table-cell table:style-name="ce7" office:value-type="string" calcext:value-type="string">
            <text:p>Susceptible to changes in lighting conditions and may struggle in featureless environments.</text:p>
          </table:table-cell>
          <table:table-cell table:style-name="ce4"/>
          <table:table-cell table:style-name="ce9" office:value-type="string" calcext:value-type="string">
            <text:p><text:span text:style-name="T1">Computer Vision Libraries: </text:span>OpenCV, TensorFlow, or PyTorch for image processing, object detection, and feature extraction.</text:p>
            <text:p/>
            <text:p><text:span text:style-name="T1">Object Recognition Algorithms:</text:span> YOLO (You Only Look Once), SSD (Single Shot <text:span text:style-name="T3">Multi-box</text:span> Detector), etc.</text:p>
          </table:table-cell>
          <table:table-cell table:style-name="ce4" office:value-type="string" calcext:value-type="string">
            <text:p><text:span text:style-name="T1">Cameras: RGB or depth cameras</text:span> for capturing visual information.</text:p>
          </table:table-cell>
          <table:table-cell table:number-columns-repeated="1015"/>
        </table:table-row>
        <table:table-row table:style-name="ro6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LiDAR (Light Detection and Ranging)</text:p>
          </table:table-cell>
          <table:table-cell table:style-name="ce7" office:value-type="string" calcext:value-type="string">
            <text:p>LiDAR sensors emit laser beams to measure distances and create a detailed 3D map of the surroundings</text:p>
          </table:table-cell>
          <table:table-cell table:style-name="ce7" office:value-type="string" calcext:value-type="string">
            <text:p>Obstacle detection, mapping, and navigation in both indoor and outdoor environments.</text:p>
          </table:table-cell>
          <table:table-cell table:style-name="ce4"/>
          <table:table-cell table:style-name="ce7" office:value-type="string" calcext:value-type="string">
            <text:p>2D LiDAR, 3D LiDAR, and solid-state LiDAR.</text:p>
          </table:table-cell>
          <table:table-cell table:style-name="ce7" office:value-type="string" calcext:value-type="string">
            <text:p><text:span text:style-name="T1">LiDAR Processing Software: </text:span>Algorithms for point cloud processing and feature extraction.</text:p>
            <text:p><text:span text:style-name="T1">SLAM Algorithms: </text:span>Often used in conjunction with LiDAR for localization and mapping</text:p>
          </table:table-cell>
          <table:table-cell table:style-name="ce7" office:value-type="string" calcext:value-type="string">
            <text:p><text:span text:style-name="T1">LiDAR Sensors:</text:span> <text:span text:style-name="T1">2D or 3D LiDAR sensors</text:span>.</text:p>
          </table:table-cell>
          <table:table-cell table:number-columns-repeated="1015"/>
        </table:table-row>
        <table:table-row table:style-name="ro6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Ultrasonic Sensors</text:p>
          </table:table-cell>
          <table:table-cell table:style-name="ce7" office:value-type="string" calcext:value-type="string">
            <text:p>Ultrasonic sensors use sound waves to measure distances to objects</text:p>
          </table:table-cell>
          <table:table-cell table:style-name="ce7" office:value-type="string" calcext:value-type="string">
            <text:p>Close-range obstacle detection and collision avoidance</text:p>
          </table:table-cell>
          <table:table-cell table:style-name="ce7" office:value-type="string" calcext:value-type="string">
            <text:p>Limited range and accuracy; sensitive to environmental conditions</text:p>
          </table:table-cell>
          <table:table-cell table:style-name="ce4"/>
          <table:table-cell table:style-name="ce4" office:value-type="string" calcext:value-type="string">
            <text:p><text:span text:style-name="T1">Control Software:</text:span> Integrates ultrasonic data into navigation algorithms for obstacle detection and avoidance.</text:p>
          </table:table-cell>
          <table:table-cell table:style-name="ce4" office:value-type="string" calcext:value-type="string">
            <text:p><text:span text:style-name="T1">Ultrasonic Sensors:</text:span> Transmit and receive ultrasonic waves for distance measurement.</text:p>
          </table:table-cell>
          <table:table-cell table:number-columns-repeated="1015"/>
        </table:table-row>
        <table:table-row table:style-name="ro6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Radio Frequency Identification (RFID)</text:p>
          </table:table-cell>
          <table:table-cell table:style-name="ce7" office:value-type="string" calcext:value-type="string">
            <text:p>RFID tags and readers enable robots to identify and navigate to specific locations</text:p>
          </table:table-cell>
          <table:table-cell table:style-name="ce7" office:value-type="string" calcext:value-type="string">
            <text:p>Indoor navigation in environments with RFID infrastructure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RFID Software: </text:span>Manages communication between the robot and RFID tags for <text:span text:style-name="T1">localization</text:span>.</text:p>
            <text:p/>
          </table:table-cell>
          <table:table-cell table:style-name="ce4" office:value-type="string" calcext:value-type="string">
            <text:p><text:span text:style-name="T1">RFID Tags and Readers:</text:span> Tags placed in the environment, and readers on the robot.</text:p>
          </table:table-cell>
          <table:table-cell table:number-columns-repeated="1015"/>
        </table:table-row>
        <table:table-row table:style-name="ro6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Magnetic Field Sensors</text:p>
          </table:table-cell>
          <table:table-cell table:style-name="ce7" office:value-type="string" calcext:value-type="string">
            <text:p>Sensors that detect changes in the magnetic field to determine orientation and position.</text:p>
          </table:table-cell>
          <table:table-cell table:style-name="ce7" office:value-type="string" calcext:value-type="string">
            <text:p>Indoor navigation where magnetic field variations are distinctive.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Magnetic Field Processing Software:</text:span> Algorithms to interpret magnetic field variations.</text:p>
          </table:table-cell>
          <table:table-cell table:style-name="ce4" office:value-type="string" calcext:value-type="string">
            <text:p><text:span text:style-name="T1">Magnetic Field Sensors:</text:span> Measure changes in the magnetic field.</text:p>
          </table:table-cell>
          <table:table-cell table:number-columns-repeated="1015"/>
        </table:table-row>
        <table:table-row table:style-name="ro6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Beacons and Landmarks</text:p>
          </table:table-cell>
          <table:table-cell table:style-name="ce7" office:value-type="string" calcext:value-type="string">
            <text:p>Placing beacons or landmarks in the environment to help robots navigate.</text:p>
          </table:table-cell>
          <table:table-cell table:style-name="ce7" office:value-type="string" calcext:value-type="string">
            <text:p>Common in environments where precise positioning is crucial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Landmark Detection Algorithms: </text:span>Identify and use landmarks for navigation.</text:p>
          </table:table-cell>
          <table:table-cell table:style-name="ce4" office:value-type="string" calcext:value-type="string">
            <text:p><text:span text:style-name="T1">Beacons or Landmarks:</text:span> Physical markers or devices in the environment.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2" table:default-cell-style-name="ce1"/>
        <table:table-column table:style-name="co1" table:number-columns-repeated="3" table:default-cell-style-name="ce10"/>
        <table:table-row table:style-name="ro1" table:number-rows-repeated="7">
          <table:table-cell table:number-columns-repeated="1024"/>
        </table:table-row>
        <table:table-row table:style-name="ro2">
          <table:table-cell table:style-name="ce2"/>
          <table:table-cell table:style-name="ce3" office:value-type="string" calcext:value-type="string">
            <text:p>SL no.</text:p>
          </table:table-cell>
          <table:table-cell table:style-name="ce3" office:value-type="string" calcext:value-type="string">
            <text:p>Technology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Limitations</text:p>
          </table:table-cell>
          <table:table-cell table:style-name="ce3" office:value-type="string" calcext:value-type="string">
            <text:p>Technologie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Hardware</text:p>
          </table:table-cell>
          <table:table-cell table:style-name="ce2" table:number-columns-repeated="1013"/>
          <table:table-cell table:number-columns-repeated="2"/>
        </table:table-row>
        <table:table-row table:style-name="ro3">
          <table:table-cell/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Simultaneous Localization and Mapping (SLAM)</text:p>
          </table:table-cell>
          <table:table-cell table:style-name="ce7" office:value-type="string" calcext:value-type="string">
            <text:p>SLAM is a technique that enables a robot to create a <text:span text:style-name="T1">map of its environment while simultaneously determining its own position </text:span>within that environment.</text:p>
          </table:table-cell>
          <table:table-cell table:style-name="ce7" office:value-type="string" calcext:value-type="string">
            <text:p>SLAM is widely used in<text:span text:style-name="T1"> autonomous vehicles, drones, and mobile robots</text:span>.</text:p>
          </table:table-cell>
          <table:table-cell table:style-name="ce4"/>
          <table:table-cell table:style-name="ce7" office:value-type="string" calcext:value-type="string">
            <text:p>Visual SLAM using <text:span text:style-name="T1">cameras, LiDAR- based SLAM, and hybrid sensor </text:span>configurations.</text:p>
          </table:table-cell>
          <table:table-cell table:style-name="ce8" office:value-type="string" calcext:value-type="string">
            <text:p>SLAM Algorithms:<text:span text:style-name="T2"> Software libraries or algorithms for Simultaneous Localization and Mapping. Examples include </text:span><text:span text:style-name="T1">Google Cartographer, ORB-SLAM, and hector_slam.</text:span></text:p>
            <text:p/>
            <text:p><text:span text:style-name="T1">ROS (Robot Operating System):</text:span><text:span text:style-name="T2"> Often used as a framework for developing and integrating different components.</text:span></text:p>
          </table:table-cell>
          <table:table-cell table:style-name="ce7" office:value-type="string" calcext:value-type="string">
            <text:p><text:span text:style-name="T1">Cameras or LiDAR Sensors:</text:span><text:span text:style-name="T4"> To capture visual or depth information for mapping and localization.</text:span></text:p>
            <text:p/>
            <text:p><text:span text:style-name="T1">IMU ( Inertial Measurement Unit ):</text:span><text:span text:style-name="T4"> Provides information about acceleration and angular velocity.</text:span>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Inertial Measurement Unit (IMU)</text:p>
          </table:table-cell>
          <table:table-cell table:style-name="ce7" office:value-type="string" calcext:value-type="string">
            <text:p>IMUs measure accelerations and angular velocities to estimate changes in position and orientation.</text:p>
          </table:table-cell>
          <table:table-cell table:style-name="ce7" office:value-type="string" calcext:value-type="string">
            <text:p>Used in combination with other sensors for localization and navigation.</text:p>
          </table:table-cell>
          <table:table-cell table:style-name="ce7" office:value-type="string" calcext:value-type="string">
            <text:p>Accumulates errors over time and requires frequent calibration</text:p>
          </table:table-cell>
          <table:table-cell table:style-name="ce4"/>
          <table:table-cell table:style-name="ce4" office:value-type="string" calcext:value-type="string">
            <text:p><text:span text:style-name="T1">Sensor Fusion Algorithms:</text:span> Combine IMU data with other sensor data (e.g., <text:span text:style-name="T1">magnetometer</text:span>, <text:span text:style-name="T1">GPS</text:span>) using algorithms like <text:span text:style-name="T1">Kalman filters</text:span>.</text:p>
            <text:p/>
            <text:p><text:span text:style-name="T1">Calibration Software:</text:span> Ensures accurate sensor readings.</text:p>
          </table:table-cell>
          <table:table-cell table:style-name="ce4" office:value-type="string" calcext:value-type="string">
            <text:p><text:span text:style-name="T1">IMU Sensors:</text:span> <text:span text:style-name="T1">Accelerometers and gyroscopes</text:span> to measure acceleration and angular velocity.</text:p>
          </table:table-cell>
          <table:table-cell table:number-columns-repeated="1015"/>
        </table:table-row>
        <table:table-row table:style-name="ro5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omputer Vision</text:p>
          </table:table-cell>
          <table:table-cell table:style-name="ce7" office:value-type="string" calcext:value-type="string">
            <text:p>Cameras and computer vision algorithms enable robots to interpret visual information from the environment.</text:p>
          </table:table-cell>
          <table:table-cell table:style-name="ce7" office:value-type="string" calcext:value-type="string">
            <text:p>Object recognition, obstacle avoidance, and navigation in environments with distinct visual features.</text:p>
          </table:table-cell>
          <table:table-cell table:style-name="ce7" office:value-type="string" calcext:value-type="string">
            <text:p>Susceptible to changes in lighting conditions and may struggle in featureless environments.</text:p>
          </table:table-cell>
          <table:table-cell table:style-name="ce4"/>
          <table:table-cell table:style-name="ce9" office:value-type="string" calcext:value-type="string">
            <text:p><text:span text:style-name="T1">Computer Vision Libraries: </text:span>OpenCV, TensorFlow, or PyTorch for image processing, object detection, and feature extraction.</text:p>
            <text:p/>
            <text:p><text:span text:style-name="T1">Object Recognition Algorithms:</text:span> YOLO (You Only Look Once), SSD (Single Shot <text:span text:style-name="T3">Multi-box</text:span> Detector), etc.</text:p>
          </table:table-cell>
          <table:table-cell table:style-name="ce4" office:value-type="string" calcext:value-type="string">
            <text:p><text:span text:style-name="T1">Cameras: RGB or depth cameras</text:span> for capturing visual information.</text:p>
          </table:table-cell>
          <table:table-cell table:number-columns-repeated="1015"/>
        </table:table-row>
        <table:table-row table:style-name="ro6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LiDAR (Light Detection and Ranging)</text:p>
          </table:table-cell>
          <table:table-cell table:style-name="ce7" office:value-type="string" calcext:value-type="string">
            <text:p>LiDAR sensors emit laser beams to measure distances and create a detailed 3D map of the surroundings</text:p>
          </table:table-cell>
          <table:table-cell table:style-name="ce7" office:value-type="string" calcext:value-type="string">
            <text:p>Obstacle detection, mapping, and navigation in both indoor and outdoor environments.</text:p>
          </table:table-cell>
          <table:table-cell table:style-name="ce4"/>
          <table:table-cell table:style-name="ce7" office:value-type="string" calcext:value-type="string">
            <text:p>2D LiDAR, 3D LiDAR, and solid-state LiDAR.</text:p>
          </table:table-cell>
          <table:table-cell table:style-name="ce7" office:value-type="string" calcext:value-type="string">
            <text:p><text:span text:style-name="T1">LiDAR Processing Software: </text:span>Algorithms for point cloud processing and feature extraction.</text:p>
            <text:p><text:span text:style-name="T1">SLAM Algorithms: </text:span>Often used in conjunction with LiDAR for localization and mapping</text:p>
          </table:table-cell>
          <table:table-cell table:style-name="ce7" office:value-type="string" calcext:value-type="string">
            <text:p><text:span text:style-name="T1">LiDAR Sensors:</text:span> <text:span text:style-name="T1">2D or 3D LiDAR sensors</text:span>.</text:p>
          </table:table-cell>
          <table:table-cell table:number-columns-repeated="1015"/>
        </table:table-row>
        <table:table-row table:style-name="ro6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Ultrasonic Sensors</text:p>
          </table:table-cell>
          <table:table-cell table:style-name="ce7" office:value-type="string" calcext:value-type="string">
            <text:p>Ultrasonic sensors use sound waves to measure distances to objects</text:p>
          </table:table-cell>
          <table:table-cell table:style-name="ce7" office:value-type="string" calcext:value-type="string">
            <text:p>Close-range obstacle detection and collision avoidance</text:p>
          </table:table-cell>
          <table:table-cell table:style-name="ce7" office:value-type="string" calcext:value-type="string">
            <text:p>Limited range and accuracy; sensitive to environmental conditions</text:p>
          </table:table-cell>
          <table:table-cell table:style-name="ce4"/>
          <table:table-cell table:style-name="ce4" office:value-type="string" calcext:value-type="string">
            <text:p><text:span text:style-name="T1">Control Software:</text:span> Integrates ultrasonic data into navigation algorithms for obstacle detection and avoidance.</text:p>
          </table:table-cell>
          <table:table-cell table:style-name="ce4" office:value-type="string" calcext:value-type="string">
            <text:p><text:span text:style-name="T1">Ultrasonic Sensors:</text:span> Transmit and receive ultrasonic waves for distance measurement.</text:p>
          </table:table-cell>
          <table:table-cell table:number-columns-repeated="1015"/>
        </table:table-row>
        <table:table-row table:style-name="ro6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Radio Frequency Identification (RFID)</text:p>
          </table:table-cell>
          <table:table-cell table:style-name="ce7" office:value-type="string" calcext:value-type="string">
            <text:p>RFID tags and readers enable robots to identify and navigate to specific locations</text:p>
          </table:table-cell>
          <table:table-cell table:style-name="ce7" office:value-type="string" calcext:value-type="string">
            <text:p>Indoor navigation in environments with RFID infrastructure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RFID Software: </text:span>Manages communication between the robot and RFID tags for <text:span text:style-name="T1">localization</text:span>.</text:p>
            <text:p/>
          </table:table-cell>
          <table:table-cell table:style-name="ce4" office:value-type="string" calcext:value-type="string">
            <text:p><text:span text:style-name="T1">RFID Tags and Readers:</text:span> Tags placed in the environment, and readers on the robot.</text:p>
          </table:table-cell>
          <table:table-cell table:number-columns-repeated="1015"/>
        </table:table-row>
        <table:table-row table:style-name="ro6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Magnetic Field Sensors</text:p>
          </table:table-cell>
          <table:table-cell table:style-name="ce7" office:value-type="string" calcext:value-type="string">
            <text:p>Sensors that detect changes in the magnetic field to determine orientation and position.</text:p>
          </table:table-cell>
          <table:table-cell table:style-name="ce7" office:value-type="string" calcext:value-type="string">
            <text:p>Indoor navigation where magnetic field variations are distinctive.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Magnetic Field Processing Software:</text:span> Algorithms to interpret magnetic field variations.</text:p>
          </table:table-cell>
          <table:table-cell table:style-name="ce4" office:value-type="string" calcext:value-type="string">
            <text:p><text:span text:style-name="T1">Magnetic Field Sensors:</text:span> Measure changes in the magnetic field.</text:p>
          </table:table-cell>
          <table:table-cell table:number-columns-repeated="1015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09:33:20.061034646</meta:creation-date>
    <dc:date>2024-01-04T15:22:25.535058871</dc:date>
    <meta:editing-duration>PT15H44M59S</meta:editing-duration>
    <meta:editing-cycles>21</meta:editing-cycles>
    <meta:generator>LibreOffice/7.3.7.2$Linux_X86_64 LibreOffice_project/30$Build-2</meta:generator>
    <meta:document-statistic meta:table-count="2" meta:cell-count="116" meta:object-count="0"/>
  </office:meta>
</office:document-meta>
</file>